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12.6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font-name="TakaoPGothic" style:font-name-asian="TakaoPGothic1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solid" svg:stroke-width="1mm" svg:stroke-color="#000000" draw:marker-start="線の終点_20_1" draw:marker-start-width="3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solid" svg:stroke-width="1mm" svg:stroke-color="#000000" draw:marker-start="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11.01mm" svg:y1="18.27mm" svg:x2="11.01mm" svg:y2="42.67mm">
            <text:p/>
          </draw:line>
          <draw:line draw:z-index="1" draw:style-name="gr2" draw:text-style-name="P1" svg:x1="135.4mm" svg:y1="19.62mm" svg:x2="135.4mm" svg:y2="43.47mm">
            <text:p/>
          </draw:line>
          <draw:line draw:z-index="2" draw:style-name="gr3" draw:text-style-name="P1" svg:x1="10.46mm" svg:y1="43.1mm" svg:x2="135.74mm" svg:y2="43.09mm">
            <text:p/>
          </draw:line>
          <draw:line draw:z-index="3" draw:style-name="gr1" draw:text-style-name="P1" svg:x1="27.87mm" svg:y1="19.3mm" svg:x2="27.87mm" svg:y2="37.34mm">
            <text:p/>
          </draw:line>
          <draw:line draw:z-index="4" draw:style-name="gr3" draw:text-style-name="P1" svg:x1="28.15mm" svg:y1="37.78mm" svg:x2="134.91mm" svg:y2="37.78mm">
            <text:p/>
          </draw:line>
          <draw:line draw:z-index="5" draw:style-name="gr1" draw:text-style-name="P1" svg:x1="51.79mm" svg:y1="19.5mm" svg:x2="51.79mm" svg:y2="31.71mm">
            <text:p/>
          </draw:line>
          <draw:line draw:z-index="6" draw:style-name="gr3" draw:text-style-name="P1" svg:x1="52.12mm" svg:y1="31.65mm" svg:x2="135.74mm" svg:y2="31.64mm">
            <text:p/>
          </draw:lin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 = 0x01</text:p>
          </table:table-cell>
          <table:table-cell table:style-name="ce1"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/>
          <table:table-cell table:style-name="ce1" office:value-type="string" calcext:value-type="string">
            <text:p>&amp;pa = 0xF0</text:p>
          </table:table-cell>
          <table:table-cell table:style-name="ce1" office:value-type="string" calcext:value-type="string">
            <text:p>0xF1</text:p>
          </table:table-cell>
          <table:table-cell table:style-name="ce1" office:value-type="string" calcext:value-type="string">
            <text:p>0xF2</text:p>
          </table:table-cell>
          <table:table-cell table:style-name="ce1" office:value-type="string" calcext:value-type="string">
            <text:p>0xF3</text:p>
          </table:table-cell>
        </table:table-row>
        <table:table-row table:style-name="ro2">
          <table:table-cell table:style-name="ce1" office:value-type="string" calcext:value-type="string">
            <text:p>main 関数の</text:p>
            <text:p>a[0] = 100</text:p>
          </table:table-cell>
          <table:table-cell table:style-name="ce1" office:value-type="string" calcext:value-type="string">
            <text:p>main 関数の</text:p>
            <text:p>a[1] = 101</text:p>
          </table:table-cell>
          <table:table-cell office:value-type="string" calcext:value-type="string">
            <text:p>main 関数の</text:p>
            <text:p>a[2] = 102</text:p>
          </table:table-cell>
          <table:table-cell/>
          <table:table-cell table:style-name="ce1" office:value-type="string" calcext:value-type="string" table:number-columns-spanned="4" table:number-rows-spanned="1">
            <text:p/>
            <text:p>HOGE 関数のpa = 0x01</text:p>
          </table:table-cell>
          <table:covered-table-cell table:style-name="ce4"/>
          <table:covered-table-cell table:number-columns-repeated="2" table:style-name="ce5"/>
        </table:table-row>
        <table:table-row table:style-name="ro3">
          <table:table-cell table:number-columns-repeated="2"/>
          <table:table-cell table:style-name="ce2" office:value-type="string" calcext:value-type="string">
            <text:p>*(pa+2)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*(pa+1)</text:p>
          </table:table-cell>
          <table:table-cell table:style-name="ce3" office:value-type="string" calcext:value-type="string">
            <text:p><text:s text:c="12"/>pa[2]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2" office:value-type="string" calcext:value-type="string">
            <text:p>*pa</text:p>
          </table:table-cell>
          <table:table-cell office:value-type="string" calcext:value-type="string">
            <text:p><text:s text:c="12"/>pa[1]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<text:s text:c="12"/>pa[0]</text:p>
          </table:table-cell>
          <table:table-cell/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00/00/00</text:date>, <text:time style:data-style-name="N2" text:time-value="18:48:44.68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1-08T18:54:23.563000000</dc:date>
    <meta:editing-duration>PT11M37S</meta:editing-duration>
    <meta:editing-cycles>9</meta:editing-cycles>
    <meta:generator>LibreOffice/5.2.2.2$Windows_x86 LibreOffice_project/8f96e87c890bf8fa77463cd4b640a2312823f3ad</meta:generator>
    <meta:document-statistic meta:table-count="3" meta:cell-count="17" meta:object-count="7"/>
  </office:meta>
</office:document-meta>
</file>